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row table:style-name="ro1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sp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 office:value-type="float" office:value="431" calcext:value-type="float">
            <text:p>43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3" office:value-type="string" calcext:value-type="string">
            <text:p>gfortran</text:p>
          </table:table-cell>
          <table:table-cell table:number-columns-repeated="4"/>
          <table:table-cell table:style-name="ce3" office:value-type="string" calcext:value-type="string">
            <text:p>ifort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13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march=Native</text:p>
          </table:table-cell>
          <table:table-cell table:number-columns-repeated="2"/>
          <table:table-cell table:style-name="ce13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xHost ipo</text:p>
          </table:table-cell>
        </table:table-row>
        <table:table-row table:style-name="ro1">
          <table:table-cell table:number-columns-repeated="4"/>
          <table:table-cell office:value-type="float" office:value="912.950100959" calcext:value-type="float">
            <text:p>912,950100959</text:p>
          </table:table-cell>
          <table:table-cell office:value-type="float" office:value="140.129690776" calcext:value-type="float">
            <text:p>140,129690776</text:p>
          </table:table-cell>
          <table:table-cell office:value-type="float" office:value="137.438834111" calcext:value-type="float">
            <text:p>137,438834111</text:p>
          </table:table-cell>
          <table:table-cell table:number-columns-repeated="2"/>
          <table:table-cell office:value-type="float" office:value="923.990093688" calcext:value-type="float">
            <text:p>923,990093688</text:p>
          </table:table-cell>
          <table:table-cell office:value-type="float" office:value="113.933458837" calcext:value-type="float">
            <text:p>113,933458837</text:p>
          </table:table-cell>
          <table:table-cell office:value-type="float" office:value="114.558505028" calcext:value-type="float">
            <text:p>114,558505028</text:p>
          </table:table-cell>
        </table:table-row>
        <table:table-row table:style-name="ro1">
          <table:table-cell table:number-columns-repeated="4"/>
          <table:table-cell office:value-type="float" office:value="916.64073143" calcext:value-type="float">
            <text:p>916,64073143</text:p>
          </table:table-cell>
          <table:table-cell office:value-type="float" office:value="138.00135326" calcext:value-type="float">
            <text:p>138,00135326</text:p>
          </table:table-cell>
          <table:table-cell office:value-type="float" office:value="139.270114919" calcext:value-type="float">
            <text:p>139,270114919</text:p>
          </table:table-cell>
          <table:table-cell table:number-columns-repeated="2"/>
          <table:table-cell office:value-type="float" office:value="923.460275168" calcext:value-type="float">
            <text:p>923,460275168</text:p>
          </table:table-cell>
          <table:table-cell office:value-type="float" office:value="114.483208652" calcext:value-type="float">
            <text:p>114,483208652</text:p>
          </table:table-cell>
          <table:table-cell office:value-type="float" office:value="114.795659758" calcext:value-type="float">
            <text:p>114,795659758</text:p>
          </table:table-cell>
        </table:table-row>
        <table:table-row table:style-name="ro1">
          <table:table-cell table:number-columns-repeated="4"/>
          <table:table-cell office:value-type="float" office:value="914.789644557" calcext:value-type="float">
            <text:p>914,789644557</text:p>
          </table:table-cell>
          <table:table-cell office:value-type="float" office:value="139.119854012" calcext:value-type="float">
            <text:p>139,119854012</text:p>
          </table:table-cell>
          <table:table-cell office:value-type="float" office:value="140.015946053" calcext:value-type="float">
            <text:p>140,015946053</text:p>
          </table:table-cell>
          <table:table-cell table:number-columns-repeated="2"/>
          <table:table-cell office:value-type="float" office:value="923.189125005" calcext:value-type="float">
            <text:p>923,189125005</text:p>
          </table:table-cell>
          <table:table-cell office:value-type="float" office:value="114.200349705" calcext:value-type="float">
            <text:p>114,200349705</text:p>
          </table:table-cell>
          <table:table-cell office:value-type="float" office:value="113.509476501" calcext:value-type="float">
            <text:p>113,509476501</text:p>
          </table:table-cell>
        </table:table-row>
        <table:table-row table:style-name="ro1">
          <table:table-cell table:number-columns-repeated="4"/>
          <table:table-cell office:value-type="float" office:value="916.795971597" calcext:value-type="float">
            <text:p>916,795971597</text:p>
          </table:table-cell>
          <table:table-cell office:value-type="float" office:value="138.997258233" calcext:value-type="float">
            <text:p>138,997258233</text:p>
          </table:table-cell>
          <table:table-cell office:value-type="float" office:value="140.617592536" calcext:value-type="float">
            <text:p>140,617592536</text:p>
          </table:table-cell>
          <table:table-cell table:number-columns-repeated="2"/>
          <table:table-cell office:value-type="float" office:value="924.608512025" calcext:value-type="float">
            <text:p>924,608512025</text:p>
          </table:table-cell>
          <table:table-cell office:value-type="float" office:value="113.672144815" calcext:value-type="float">
            <text:p>113,672144815</text:p>
          </table:table-cell>
          <table:table-cell office:value-type="float" office:value="113.904649501" calcext:value-type="float">
            <text:p>113,904649501</text:p>
          </table:table-cell>
        </table:table-row>
        <table:table-row table:style-name="ro1">
          <table:table-cell table:number-columns-repeated="4"/>
          <table:table-cell office:value-type="float" office:value="913.753797278" calcext:value-type="float">
            <text:p>913,753797278</text:p>
          </table:table-cell>
          <table:table-cell office:value-type="float" office:value="138.700403129" calcext:value-type="float">
            <text:p>138,700403129</text:p>
          </table:table-cell>
          <table:table-cell office:value-type="float" office:value="139.846773277" calcext:value-type="float">
            <text:p>139,846773277</text:p>
          </table:table-cell>
          <table:table-cell table:number-columns-repeated="2"/>
          <table:table-cell office:value-type="float" office:value="922.280762878" calcext:value-type="float">
            <text:p>922,280762878</text:p>
          </table:table-cell>
          <table:table-cell office:value-type="float" office:value="114.244298886" calcext:value-type="float">
            <text:p>114,244298886</text:p>
          </table:table-cell>
          <table:table-cell office:value-type="float" office:value="115.314383217" calcext:value-type="float">
            <text:p>115,314383217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5"/>
          <table:table-cell table:style-name="ce5" table:formula="of:=AVERAGE([.E7:.E11])" office:value-type="float" office:value="914.9860491642" calcext:value-type="float">
            <text:p>914,9860491642</text:p>
          </table:table-cell>
          <table:table-cell table:style-name="ce5" table:formula="of:=AVERAGE([.F7:.F11])" office:value-type="float" office:value="138.989711882" calcext:value-type="float">
            <text:p>138,989711882</text:p>
          </table:table-cell>
          <table:table-cell table:style-name="ce5" table:formula="of:=AVERAGE([.G7:.G11])" office:value-type="float" office:value="139.4378521792" calcext:value-type="float">
            <text:p>139,4378521792</text:p>
          </table:table-cell>
          <table:table-cell table:style-name="ce5" table:number-columns-repeated="2"/>
          <table:table-cell table:style-name="ce5" table:formula="of:=AVERAGE([.J7:.J11])" office:value-type="float" office:value="923.5057537528" calcext:value-type="float">
            <text:p>923,5057537528</text:p>
          </table:table-cell>
          <table:table-cell table:style-name="ce5" table:formula="of:=AVERAGE([.K7:.K11])" office:value-type="float" office:value="114.106692179" calcext:value-type="float">
            <text:p>114,106692179</text:p>
          </table:table-cell>
          <table:table-cell table:style-name="ce5" table:formula="of:=AVERAGE([.L7:.L11])" office:value-type="float" office:value="114.416534801" calcext:value-type="float">
            <text:p>114,416534801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2"/>
          <table:table-cell table:style-name="ce3" office:value-type="float" office:value="641" calcext:value-type="float">
            <text:p>64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3" office:value-type="string" calcext:value-type="string">
            <text:p>gfortran</text:p>
          </table:table-cell>
          <table:table-cell table:number-columns-repeated="4"/>
          <table:table-cell table:style-name="ce3" office:value-type="string" calcext:value-type="string">
            <text:p>ifort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13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march=Native</text:p>
          </table:table-cell>
          <table:table-cell table:number-columns-repeated="2"/>
          <table:table-cell table:style-name="ce13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xHost ipo</text:p>
          </table:table-cell>
        </table:table-row>
        <table:table-row table:style-name="ro1">
          <table:table-cell table:number-columns-repeated="4"/>
          <table:table-cell office:value-type="float" office:value="623.425084763" calcext:value-type="float">
            <text:p>623,425084763</text:p>
          </table:table-cell>
          <table:table-cell office:value-type="float" office:value="98.558989448" calcext:value-type="float">
            <text:p>98,558989448</text:p>
          </table:table-cell>
          <table:table-cell office:value-type="float" office:value="100.857590755" calcext:value-type="float">
            <text:p>100,857590755</text:p>
          </table:table-cell>
          <table:table-cell table:number-columns-repeated="2"/>
          <table:table-cell office:value-type="float" office:value="756.80447582" calcext:value-type="float">
            <text:p>756,80447582</text:p>
          </table:table-cell>
          <table:table-cell office:value-type="float" office:value="83.312685886" calcext:value-type="float">
            <text:p>83,312685886</text:p>
          </table:table-cell>
          <table:table-cell office:value-type="float" office:value="76.366342459" calcext:value-type="float">
            <text:p>76,366342459</text:p>
          </table:table-cell>
        </table:table-row>
        <table:table-row table:style-name="ro1">
          <table:table-cell table:number-columns-repeated="4"/>
          <table:table-cell office:value-type="float" office:value="655.109862599" calcext:value-type="float">
            <text:p>655,109862599</text:p>
          </table:table-cell>
          <table:table-cell office:value-type="float" office:value="94.318861954" calcext:value-type="float">
            <text:p>94,318861954</text:p>
          </table:table-cell>
          <table:table-cell office:value-type="float" office:value="92.915463329" calcext:value-type="float">
            <text:p>92,915463329</text:p>
          </table:table-cell>
          <table:table-cell table:number-columns-repeated="2"/>
          <table:table-cell office:value-type="float" office:value="742.312512521" calcext:value-type="float">
            <text:p>742,312512521</text:p>
          </table:table-cell>
          <table:table-cell office:value-type="float" office:value="77.492706999" calcext:value-type="float">
            <text:p>77,492706999</text:p>
          </table:table-cell>
          <table:table-cell office:value-type="float" office:value="73.811051898" calcext:value-type="float">
            <text:p>73,811051898</text:p>
          </table:table-cell>
        </table:table-row>
        <table:table-row table:style-name="ro1">
          <table:table-cell table:number-columns-repeated="4"/>
          <table:table-cell office:value-type="float" office:value="604.24419604" calcext:value-type="float">
            <text:p>604,24419604</text:p>
          </table:table-cell>
          <table:table-cell office:value-type="float" office:value="98.420165219" calcext:value-type="float">
            <text:p>98,420165219</text:p>
          </table:table-cell>
          <table:table-cell office:value-type="float" office:value="92.233671438" calcext:value-type="float">
            <text:p>92,233671438</text:p>
          </table:table-cell>
          <table:table-cell table:number-columns-repeated="2"/>
          <table:table-cell office:value-type="float" office:value="750.74812397" calcext:value-type="float">
            <text:p>750,74812397</text:p>
          </table:table-cell>
          <table:table-cell office:value-type="float" office:value="78.100621127" calcext:value-type="float">
            <text:p>78,100621127</text:p>
          </table:table-cell>
          <table:table-cell office:value-type="float" office:value="73.549522754" calcext:value-type="float">
            <text:p>73,549522754</text:p>
          </table:table-cell>
        </table:table-row>
        <table:table-row table:style-name="ro1">
          <table:table-cell table:number-columns-repeated="4"/>
          <table:table-cell office:value-type="float" office:value="604.24639381" calcext:value-type="float">
            <text:p>604,24639381</text:p>
          </table:table-cell>
          <table:table-cell office:value-type="float" office:value="100.640415663" calcext:value-type="float">
            <text:p>100,640415663</text:p>
          </table:table-cell>
          <table:table-cell office:value-type="float" office:value="92.441679799" calcext:value-type="float">
            <text:p>92,441679799</text:p>
          </table:table-cell>
          <table:table-cell table:number-columns-repeated="2"/>
          <table:table-cell office:value-type="float" office:value="917.97531246" calcext:value-type="float">
            <text:p>917,97531246</text:p>
          </table:table-cell>
          <table:table-cell office:value-type="float" office:value="81.343291722" calcext:value-type="float">
            <text:p>81,343291722</text:p>
          </table:table-cell>
          <table:table-cell office:value-type="float" office:value="74.645154894" calcext:value-type="float">
            <text:p>74,645154894</text:p>
          </table:table-cell>
        </table:table-row>
        <table:table-row table:style-name="ro1">
          <table:table-cell table:number-columns-repeated="4"/>
          <table:table-cell office:value-type="float" office:value="608.014898302" calcext:value-type="float">
            <text:p>608,014898302</text:p>
          </table:table-cell>
          <table:table-cell office:value-type="float" office:value="121.792442713" calcext:value-type="float">
            <text:p>121,792442713</text:p>
          </table:table-cell>
          <table:table-cell office:value-type="float" office:value="92.434631235" calcext:value-type="float">
            <text:p>92,434631235</text:p>
          </table:table-cell>
          <table:table-cell table:number-columns-repeated="2"/>
          <table:table-cell office:value-type="float" office:value="749.928044701" calcext:value-type="float">
            <text:p>749,928044701</text:p>
          </table:table-cell>
          <table:table-cell office:value-type="float" office:value="78.488848494" calcext:value-type="float">
            <text:p>78,488848494</text:p>
          </table:table-cell>
          <table:table-cell office:value-type="float" office:value="73.277936115" calcext:value-type="float">
            <text:p>73,277936115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5"/>
          <table:table-cell table:style-name="ce5" table:formula="of:=AVERAGE([.E17:.E21])" office:value-type="float" office:value="619.0080871028" calcext:value-type="float">
            <text:p>619,0080871028</text:p>
          </table:table-cell>
          <table:table-cell table:style-name="ce5" table:formula="of:=AVERAGE([.F17:.F21])" office:value-type="float" office:value="102.7461749994" calcext:value-type="float">
            <text:p>102,7461749994</text:p>
          </table:table-cell>
          <table:table-cell table:style-name="ce5" table:formula="of:=AVERAGE([.G17:.G21])" office:value-type="float" office:value="94.1766073112" calcext:value-type="float">
            <text:p>94,1766073112</text:p>
          </table:table-cell>
          <table:table-cell table:style-name="ce5" table:number-columns-repeated="2"/>
          <table:table-cell table:style-name="ce5" table:formula="of:=AVERAGE([.J17:.J21])" office:value-type="float" office:value="783.5536938944" calcext:value-type="float">
            <text:p>783,5536938944</text:p>
          </table:table-cell>
          <table:table-cell table:style-name="ce5" table:formula="of:=AVERAGE([.K17:.K21])" office:value-type="float" office:value="79.7476308456" calcext:value-type="float">
            <text:p>79,7476308456</text:p>
          </table:table-cell>
          <table:table-cell table:style-name="ce5" table:formula="of:=AVERAGE([.L17:.L21])" office:value-type="float" office:value="74.330001624" calcext:value-type="float">
            <text:p>74,330001624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bt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 office:value-type="float" office:value="431" calcext:value-type="float">
            <text:p>43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3" office:value-type="string" calcext:value-type="string">
            <text:p>gfortran</text:p>
          </table:table-cell>
          <table:table-cell table:number-columns-repeated="4"/>
          <table:table-cell table:style-name="ce3" office:value-type="string" calcext:value-type="string">
            <text:p>ifort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march=Native</text:p>
          </table:table-cell>
          <table:table-cell table:number-columns-repeated="2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xHost ipo</text:p>
          </table:table-cell>
        </table:table-row>
        <table:table-row table:style-name="ro1">
          <table:table-cell table:number-columns-repeated="4"/>
          <table:table-cell office:value-type="float" office:value="1021.746471325" calcext:value-type="float">
            <text:p>1021,746471325</text:p>
          </table:table-cell>
          <table:table-cell office:value-type="float" office:value="221.643370676" calcext:value-type="float">
            <text:p>221,643370676</text:p>
          </table:table-cell>
          <table:table-cell office:value-type="float" office:value="224.183228098" calcext:value-type="float">
            <text:p>224,183228098</text:p>
          </table:table-cell>
          <table:table-cell table:number-columns-repeated="2"/>
          <table:table-cell office:value-type="float" office:value="1047.972601774" calcext:value-type="float">
            <text:p>1047,972601774</text:p>
          </table:table-cell>
          <table:table-cell office:value-type="float" office:value="194.376684238" calcext:value-type="float">
            <text:p>194,376684238</text:p>
          </table:table-cell>
          <table:table-cell office:value-type="float" office:value="179.060032867" calcext:value-type="float">
            <text:p>179,060032867</text:p>
          </table:table-cell>
        </table:table-row>
        <table:table-row table:style-name="ro1">
          <table:table-cell table:number-columns-repeated="4"/>
          <table:table-cell office:value-type="float" office:value="1026.716317128" calcext:value-type="float">
            <text:p>1026,716317128</text:p>
          </table:table-cell>
          <table:table-cell office:value-type="float" office:value="222.483370603" calcext:value-type="float">
            <text:p>222,483370603</text:p>
          </table:table-cell>
          <table:table-cell office:value-type="float" office:value="223.979468371" calcext:value-type="float">
            <text:p>223,979468371</text:p>
          </table:table-cell>
          <table:table-cell table:number-columns-repeated="2"/>
          <table:table-cell office:value-type="float" office:value="1053.696738079" calcext:value-type="float">
            <text:p>1053,696738079</text:p>
          </table:table-cell>
          <table:table-cell office:value-type="float" office:value="193.473744739" calcext:value-type="float">
            <text:p>193,473744739</text:p>
          </table:table-cell>
          <table:table-cell office:value-type="float" office:value="179.897426063" calcext:value-type="float">
            <text:p>179,897426063</text:p>
          </table:table-cell>
        </table:table-row>
        <table:table-row table:style-name="ro1">
          <table:table-cell table:number-columns-repeated="4"/>
          <table:table-cell office:value-type="float" office:value="1022.241369724" calcext:value-type="float">
            <text:p>1022,241369724</text:p>
          </table:table-cell>
          <table:table-cell office:value-type="float" office:value="221.477266661" calcext:value-type="float">
            <text:p>221,477266661</text:p>
          </table:table-cell>
          <table:table-cell office:value-type="float" office:value="223.327757578" calcext:value-type="float">
            <text:p>223,327757578</text:p>
          </table:table-cell>
          <table:table-cell table:number-columns-repeated="2"/>
          <table:table-cell office:value-type="float" office:value="1053.12428305" calcext:value-type="float">
            <text:p>1053,12428305</text:p>
          </table:table-cell>
          <table:table-cell office:value-type="float" office:value="193.601851093" calcext:value-type="float">
            <text:p>193,601851093</text:p>
          </table:table-cell>
          <table:table-cell office:value-type="float" office:value="179.763611279" calcext:value-type="float">
            <text:p>179,763611279</text:p>
          </table:table-cell>
        </table:table-row>
        <table:table-row table:style-name="ro1">
          <table:table-cell table:number-columns-repeated="4"/>
          <table:table-cell office:value-type="float" office:value="1026.301872808" calcext:value-type="float">
            <text:p>1026,301872808</text:p>
          </table:table-cell>
          <table:table-cell office:value-type="float" office:value="221.474768335" calcext:value-type="float">
            <text:p>221,474768335</text:p>
          </table:table-cell>
          <table:table-cell office:value-type="float" office:value="223.19631561" calcext:value-type="float">
            <text:p>223,19631561</text:p>
          </table:table-cell>
          <table:table-cell table:number-columns-repeated="2"/>
          <table:table-cell office:value-type="float" office:value="1060.506474847" calcext:value-type="float">
            <text:p>1060,506474847</text:p>
          </table:table-cell>
          <table:table-cell office:value-type="float" office:value="194.958292716" calcext:value-type="float">
            <text:p>194,958292716</text:p>
          </table:table-cell>
          <table:table-cell office:value-type="float" office:value="178.275964844" calcext:value-type="float">
            <text:p>178,275964844</text:p>
          </table:table-cell>
        </table:table-row>
        <table:table-row table:style-name="ro1">
          <table:table-cell table:number-columns-repeated="4"/>
          <table:table-cell office:value-type="float" office:value="1019.171369482" calcext:value-type="float">
            <text:p>1019,171369482</text:p>
          </table:table-cell>
          <table:table-cell office:value-type="float" office:value="222.025280577" calcext:value-type="float">
            <text:p>222,025280577</text:p>
          </table:table-cell>
          <table:table-cell office:value-type="float" office:value="224.218415336" calcext:value-type="float">
            <text:p>224,218415336</text:p>
          </table:table-cell>
          <table:table-cell table:number-columns-repeated="2"/>
          <table:table-cell office:value-type="float" office:value="1047.907140331" calcext:value-type="float">
            <text:p>1047,907140331</text:p>
          </table:table-cell>
          <table:table-cell office:value-type="float" office:value="195.061625428" calcext:value-type="float">
            <text:p>195,061625428</text:p>
          </table:table-cell>
          <table:table-cell office:value-type="float" office:value="179.234271677" calcext:value-type="float">
            <text:p>179,234271677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5"/>
          <table:table-cell table:style-name="ce5" table:formula="of:=AVERAGE([.E29:.E33])" office:value-type="float" office:value="1023.2354800934" calcext:value-type="float">
            <text:p>1023,2354800934</text:p>
          </table:table-cell>
          <table:table-cell table:style-name="ce5" table:formula="of:=AVERAGE([.F29:.F33])" office:value-type="float" office:value="221.8208113704" calcext:value-type="float">
            <text:p>221,8208113704</text:p>
          </table:table-cell>
          <table:table-cell table:style-name="ce5" table:formula="of:=AVERAGE([.G29:.G33])" office:value-type="float" office:value="223.7810369986" calcext:value-type="float">
            <text:p>223,7810369986</text:p>
          </table:table-cell>
          <table:table-cell table:style-name="ce5" table:number-columns-repeated="2"/>
          <table:table-cell table:style-name="ce5" table:formula="of:=AVERAGE([.J29:.J33])" office:value-type="float" office:value="1052.6414476162" calcext:value-type="float">
            <text:p>1052,6414476162</text:p>
          </table:table-cell>
          <table:table-cell table:style-name="ce5" table:formula="of:=AVERAGE([.K29:.K33])" office:value-type="float" office:value="194.2944396428" calcext:value-type="float">
            <text:p>194,2944396428</text:p>
          </table:table-cell>
          <table:table-cell table:style-name="ce5" table:formula="of:=AVERAGE([.L29:.L33])" office:value-type="float" office:value="179.246261346" calcext:value-type="float">
            <text:p>179,246261346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2"/>
          <table:table-cell table:style-name="ce3" office:value-type="float" office:value="641" calcext:value-type="float">
            <text:p>64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3" office:value-type="string" calcext:value-type="string">
            <text:p>gfortran</text:p>
          </table:table-cell>
          <table:table-cell table:number-columns-repeated="4"/>
          <table:table-cell table:style-name="ce3" office:value-type="string" calcext:value-type="string">
            <text:p>ifort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march=Native</text:p>
          </table:table-cell>
          <table:table-cell table:number-columns-repeated="2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xHost ipo</text:p>
          </table:table-cell>
        </table:table-row>
        <table:table-row table:style-name="ro1">
          <table:table-cell table:number-columns-repeated="4"/>
          <table:table-cell office:value-type="float" office:value="755.310920898" calcext:value-type="float">
            <text:p>755,310920898</text:p>
          </table:table-cell>
          <table:table-cell office:value-type="float" office:value="218.238178364" calcext:value-type="float">
            <text:p>218,238178364</text:p>
          </table:table-cell>
          <table:table-cell office:value-type="float" office:value="168.91387801" calcext:value-type="float">
            <text:p>168,91387801</text:p>
          </table:table-cell>
          <table:table-cell table:number-columns-repeated="2"/>
          <table:table-cell office:value-type="float" office:value="791.305401532" calcext:value-type="float">
            <text:p>791,305401532</text:p>
          </table:table-cell>
          <table:table-cell office:value-type="float" office:value="141.495886744" calcext:value-type="float">
            <text:p>141,495886744</text:p>
          </table:table-cell>
          <table:table-cell office:value-type="float" office:value="122.17329028" calcext:value-type="float">
            <text:p>122,17329028</text:p>
          </table:table-cell>
        </table:table-row>
        <table:table-row table:style-name="ro1">
          <table:table-cell table:number-columns-repeated="4"/>
          <table:table-cell office:value-type="float" office:value="672.972949718" calcext:value-type="float">
            <text:p>672,972949718</text:p>
          </table:table-cell>
          <table:table-cell office:value-type="float" office:value="220.598709379" calcext:value-type="float">
            <text:p>220,598709379</text:p>
          </table:table-cell>
          <table:table-cell office:value-type="float" office:value="155.447089935" calcext:value-type="float">
            <text:p>155,447089935</text:p>
          </table:table-cell>
          <table:table-cell table:number-columns-repeated="2"/>
          <table:table-cell office:value-type="float" office:value="793.364720823" calcext:value-type="float">
            <text:p>793,364720823</text:p>
          </table:table-cell>
          <table:table-cell office:value-type="float" office:value="144.767729445" calcext:value-type="float">
            <text:p>144,767729445</text:p>
          </table:table-cell>
          <table:table-cell office:value-type="float" office:value="123.552757488" calcext:value-type="float">
            <text:p>123,552757488</text:p>
          </table:table-cell>
        </table:table-row>
        <table:table-row table:style-name="ro1">
          <table:table-cell table:number-columns-repeated="4"/>
          <table:table-cell office:value-type="float" office:value="677.049995637" calcext:value-type="float">
            <text:p>677,049995637</text:p>
          </table:table-cell>
          <table:table-cell office:value-type="float" office:value="184.652885392" calcext:value-type="float">
            <text:p>184,652885392</text:p>
          </table:table-cell>
          <table:table-cell office:value-type="float" office:value="155.193840745" calcext:value-type="float">
            <text:p>155,193840745</text:p>
          </table:table-cell>
          <table:table-cell table:number-columns-repeated="2"/>
          <table:table-cell office:value-type="float" office:value="779.021028416" calcext:value-type="float">
            <text:p>779,021028416</text:p>
          </table:table-cell>
          <table:table-cell office:value-type="float" office:value="180.148676846" calcext:value-type="float">
            <text:p>180,148676846</text:p>
          </table:table-cell>
          <table:table-cell office:value-type="float" office:value="121.266816694" calcext:value-type="float">
            <text:p>121,266816694</text:p>
          </table:table-cell>
        </table:table-row>
        <table:table-row table:style-name="ro1">
          <table:table-cell table:number-columns-repeated="4"/>
          <table:table-cell office:value-type="float" office:value="833.83415443" calcext:value-type="float">
            <text:p>833,83415443</text:p>
          </table:table-cell>
          <table:table-cell office:value-type="float" office:value="166.949097519" calcext:value-type="float">
            <text:p>166,949097519</text:p>
          </table:table-cell>
          <table:table-cell office:value-type="float" office:value="155.110005958" calcext:value-type="float">
            <text:p>155,110005958</text:p>
          </table:table-cell>
          <table:table-cell table:number-columns-repeated="2"/>
          <table:table-cell office:value-type="float" office:value="781.010316197" calcext:value-type="float">
            <text:p>781,010316197</text:p>
          </table:table-cell>
          <table:table-cell office:value-type="float" office:value="145.203792497" calcext:value-type="float">
            <text:p>145,203792497</text:p>
          </table:table-cell>
          <table:table-cell office:value-type="float" office:value="126.811002755" calcext:value-type="float">
            <text:p>126,811002755</text:p>
          </table:table-cell>
        </table:table-row>
        <table:table-row table:style-name="ro1">
          <table:table-cell table:number-columns-repeated="4"/>
          <table:table-cell office:value-type="float" office:value="657.631937787" calcext:value-type="float">
            <text:p>657,631937787</text:p>
          </table:table-cell>
          <table:table-cell office:value-type="float" office:value="171.139968418" calcext:value-type="float">
            <text:p>171,139968418</text:p>
          </table:table-cell>
          <table:table-cell office:value-type="float" office:value="156.697354235" calcext:value-type="float">
            <text:p>156,697354235</text:p>
          </table:table-cell>
          <table:table-cell table:number-columns-repeated="2"/>
          <table:table-cell office:value-type="float" office:value="804.706277861" calcext:value-type="float">
            <text:p>804,706277861</text:p>
          </table:table-cell>
          <table:table-cell office:value-type="float" office:value="144.360367803" calcext:value-type="float">
            <text:p>144,360367803</text:p>
          </table:table-cell>
          <table:table-cell office:value-type="float" office:value="123.184854081" calcext:value-type="float">
            <text:p>123,184854081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5"/>
          <table:table-cell table:style-name="ce5" table:formula="of:=AVERAGE([.E39:.E43])" office:value-type="float" office:value="719.359991694" calcext:value-type="float">
            <text:p>719,359991694</text:p>
          </table:table-cell>
          <table:table-cell table:style-name="ce5" table:formula="of:=AVERAGE([.F39:.F43])" office:value-type="float" office:value="192.3157678144" calcext:value-type="float">
            <text:p>192,3157678144</text:p>
          </table:table-cell>
          <table:table-cell table:style-name="ce5" table:formula="of:=AVERAGE([.G39:.G43])" office:value-type="float" office:value="158.2724337766" calcext:value-type="float">
            <text:p>158,2724337766</text:p>
          </table:table-cell>
          <table:table-cell table:style-name="ce5" table:number-columns-repeated="2"/>
          <table:table-cell table:style-name="ce5" table:formula="of:=AVERAGE([.J39:.J43])" office:value-type="float" office:value="789.8815489658" calcext:value-type="float">
            <text:p>789,8815489658</text:p>
          </table:table-cell>
          <table:table-cell table:style-name="ce5" table:formula="of:=AVERAGE([.K39:.K43])" office:value-type="float" office:value="151.195290667" calcext:value-type="float">
            <text:p>151,195290667</text:p>
          </table:table-cell>
          <table:table-cell table:style-name="ce5" table:formula="of:=AVERAGE([.L39:.L43])" office:value-type="float" office:value="123.3977442596" calcext:value-type="float">
            <text:p>123,3977442596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l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 office:value-type="float" office:value="431" calcext:value-type="float">
            <text:p>43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3" office:value-type="string" calcext:value-type="string">
            <text:p>gfortran</text:p>
          </table:table-cell>
          <table:table-cell table:number-columns-repeated="4"/>
          <table:table-cell table:style-name="ce3" office:value-type="string" calcext:value-type="string">
            <text:p>ifort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march=Native</text:p>
          </table:table-cell>
          <table:table-cell table:number-columns-repeated="2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xHost ipo</text:p>
          </table:table-cell>
        </table:table-row>
        <table:table-row table:style-name="ro1">
          <table:table-cell table:number-columns-repeated="4"/>
          <table:table-cell office:value-type="float" office:value="888.398641924" calcext:value-type="float">
            <text:p>888,398641924</text:p>
          </table:table-cell>
          <table:table-cell office:value-type="float" office:value="149.498977041" calcext:value-type="float">
            <text:p>149,498977041</text:p>
          </table:table-cell>
          <table:table-cell office:value-type="float" office:value="150.532191697" calcext:value-type="float">
            <text:p>150,532191697</text:p>
          </table:table-cell>
          <table:table-cell table:number-columns-repeated="2"/>
          <table:table-cell office:value-type="float" office:value="1448.607162587" calcext:value-type="float">
            <text:p>1448,607162587</text:p>
          </table:table-cell>
          <table:table-cell office:value-type="float" office:value="146.835000221" calcext:value-type="float">
            <text:p>146,835000221</text:p>
          </table:table-cell>
          <table:table-cell office:value-type="float" office:value="146.20136935" calcext:value-type="float">
            <text:p>146,20136935</text:p>
          </table:table-cell>
        </table:table-row>
        <table:table-row table:style-name="ro1">
          <table:table-cell table:number-columns-repeated="4"/>
          <table:table-cell office:value-type="float" office:value="888.598588154" calcext:value-type="float">
            <text:p>888,598588154</text:p>
          </table:table-cell>
          <table:table-cell office:value-type="float" office:value="148.537728165" calcext:value-type="float">
            <text:p>148,537728165</text:p>
          </table:table-cell>
          <table:table-cell office:value-type="float" office:value="150.428595654" calcext:value-type="float">
            <text:p>150,428595654</text:p>
          </table:table-cell>
          <table:table-cell table:number-columns-repeated="2"/>
          <table:table-cell office:value-type="float" office:value="1448.81472575" calcext:value-type="float">
            <text:p>1448,81472575</text:p>
          </table:table-cell>
          <table:table-cell office:value-type="float" office:value="146.850528872" calcext:value-type="float">
            <text:p>146,850528872</text:p>
          </table:table-cell>
          <table:table-cell office:value-type="float" office:value="144.019269481" calcext:value-type="float">
            <text:p>144,019269481</text:p>
          </table:table-cell>
        </table:table-row>
        <table:table-row table:style-name="ro1">
          <table:table-cell table:number-columns-repeated="4"/>
          <table:table-cell office:value-type="float" office:value="889.395181447" calcext:value-type="float">
            <text:p>889,395181447</text:p>
          </table:table-cell>
          <table:table-cell office:value-type="float" office:value="150.60900208" calcext:value-type="float">
            <text:p>150,60900208</text:p>
          </table:table-cell>
          <table:table-cell office:value-type="float" office:value="150.458331756" calcext:value-type="float">
            <text:p>150,458331756</text:p>
          </table:table-cell>
          <table:table-cell table:number-columns-repeated="2"/>
          <table:table-cell office:value-type="float" office:value="1451.977491034" calcext:value-type="float">
            <text:p>1451,977491034</text:p>
          </table:table-cell>
          <table:table-cell office:value-type="float" office:value="147.17825401" calcext:value-type="float">
            <text:p>147,17825401</text:p>
          </table:table-cell>
          <table:table-cell office:value-type="float" office:value="144.613383679" calcext:value-type="float">
            <text:p>144,613383679</text:p>
          </table:table-cell>
        </table:table-row>
        <table:table-row table:style-name="ro1">
          <table:table-cell table:number-columns-repeated="4"/>
          <table:table-cell office:value-type="float" office:value="887.145075143" calcext:value-type="float">
            <text:p>887,145075143</text:p>
          </table:table-cell>
          <table:table-cell office:value-type="float" office:value="150.227987977" calcext:value-type="float">
            <text:p>150,227987977</text:p>
          </table:table-cell>
          <table:table-cell office:value-type="float" office:value="150.848155517" calcext:value-type="float">
            <text:p>150,848155517</text:p>
          </table:table-cell>
          <table:table-cell table:number-columns-repeated="2"/>
          <table:table-cell office:value-type="float" office:value="1454.489298055" calcext:value-type="float">
            <text:p>1454,489298055</text:p>
          </table:table-cell>
          <table:table-cell office:value-type="float" office:value="147.014158603" calcext:value-type="float">
            <text:p>147,014158603</text:p>
          </table:table-cell>
          <table:table-cell office:value-type="float" office:value="144.210172585" calcext:value-type="float">
            <text:p>144,210172585</text:p>
          </table:table-cell>
        </table:table-row>
        <table:table-row table:style-name="ro1">
          <table:table-cell table:number-columns-repeated="4"/>
          <table:table-cell office:value-type="float" office:value="887.671408288" calcext:value-type="float">
            <text:p>887,671408288</text:p>
          </table:table-cell>
          <table:table-cell office:value-type="float" office:value="148.613334632" calcext:value-type="float">
            <text:p>148,613334632</text:p>
          </table:table-cell>
          <table:table-cell office:value-type="float" office:value="150.147651534" calcext:value-type="float">
            <text:p>150,147651534</text:p>
          </table:table-cell>
          <table:table-cell table:number-columns-repeated="2"/>
          <table:table-cell office:value-type="float" office:value="1453.5135765412" calcext:value-type="float">
            <text:p>1453,5135765412</text:p>
          </table:table-cell>
          <table:table-cell office:value-type="float" office:value="147.213956821" calcext:value-type="float">
            <text:p>147,213956821</text:p>
          </table:table-cell>
          <table:table-cell office:value-type="float" office:value="144.632447373" calcext:value-type="float">
            <text:p>144,632447373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5"/>
          <table:table-cell table:style-name="ce5" table:formula="of:=AVERAGE([.E51:.E55])" office:value-type="float" office:value="888.2417789912" calcext:value-type="float">
            <text:p>888,2417789912</text:p>
          </table:table-cell>
          <table:table-cell table:style-name="ce5" table:formula="of:=AVERAGE([.F51:.F55])" office:value-type="float" office:value="149.497405979" calcext:value-type="float">
            <text:p>149,497405979</text:p>
          </table:table-cell>
          <table:table-cell table:style-name="ce5" table:formula="of:=AVERAGE([.G51:.G55])" office:value-type="float" office:value="150.4829852316" calcext:value-type="float">
            <text:p>150,4829852316</text:p>
          </table:table-cell>
          <table:table-cell table:style-name="ce5" table:number-columns-repeated="2"/>
          <table:table-cell table:style-name="ce5" table:formula="of:=AVERAGE([.J51:.J55])" office:value-type="float" office:value="1451.48045079344" calcext:value-type="float">
            <text:p>1451,48045079344</text:p>
          </table:table-cell>
          <table:table-cell table:style-name="ce5" table:formula="of:=AVERAGE([.K51:.K55])" office:value-type="float" office:value="147.0183797054" calcext:value-type="float">
            <text:p>147,0183797054</text:p>
          </table:table-cell>
          <table:table-cell table:style-name="ce5" table:formula="of:=AVERAGE([.L51:.L55])" office:value-type="float" office:value="144.7353284936" calcext:value-type="float">
            <text:p>144,7353284936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table:number-columns-repeated="2"/>
          <table:table-cell table:style-name="ce3" office:value-type="float" office:value="641" calcext:value-type="float">
            <text:p>64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3" office:value-type="string" calcext:value-type="string">
            <text:p>gfortran</text:p>
          </table:table-cell>
          <table:table-cell table:number-columns-repeated="4"/>
          <table:table-cell table:style-name="ce3" office:value-type="string" calcext:value-type="string">
            <text:p>ifort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march=Native</text:p>
          </table:table-cell>
          <table:table-cell table:number-columns-repeated="2"/>
          <table:table-cell table:style-name="ce7" office:value-type="string" calcext:value-type="string">
            <text:p>O0</text:p>
          </table:table-cell>
          <table:table-cell table:style-name="ce7" office:value-type="string" calcext:value-type="string">
            <text:p>O3</text:p>
          </table:table-cell>
          <table:table-cell table:style-name="ce7" office:value-type="string" calcext:value-type="string">
            <text:p>O3 xHost ipo</text:p>
          </table:table-cell>
        </table:table-row>
        <table:table-row table:style-name="ro1">
          <table:table-cell table:number-columns-repeated="4"/>
          <table:table-cell office:value-type="float" office:value="619.105641253" calcext:value-type="float">
            <text:p>619,105641253</text:p>
          </table:table-cell>
          <table:table-cell office:value-type="float" office:value="114.242110487" calcext:value-type="float">
            <text:p>114,242110487</text:p>
          </table:table-cell>
          <table:table-cell office:value-type="float" office:value="110.493963888" calcext:value-type="float">
            <text:p>110,493963888</text:p>
          </table:table-cell>
          <table:table-cell table:number-columns-repeated="2"/>
          <table:table-cell office:value-type="float" office:value="1312.955075538" calcext:value-type="float">
            <text:p>1312,955075538</text:p>
          </table:table-cell>
          <table:table-cell office:value-type="float" office:value="144.216573301" calcext:value-type="float">
            <text:p>144,216573301</text:p>
          </table:table-cell>
          <table:table-cell office:value-type="float" office:value="111.810444788" calcext:value-type="float">
            <text:p>111,810444788</text:p>
          </table:table-cell>
        </table:table-row>
        <table:table-row table:style-name="ro1">
          <table:table-cell table:number-columns-repeated="4"/>
          <table:table-cell office:value-type="float" office:value="615.041608854" calcext:value-type="float">
            <text:p>615,041608854</text:p>
          </table:table-cell>
          <table:table-cell office:value-type="float" office:value="114.49906596" calcext:value-type="float">
            <text:p>114,49906596</text:p>
          </table:table-cell>
          <table:table-cell office:value-type="float" office:value="110.437980606" calcext:value-type="float">
            <text:p>110,437980606</text:p>
          </table:table-cell>
          <table:table-cell table:number-columns-repeated="2"/>
          <table:table-cell office:value-type="float" office:value="1300.464678007" calcext:value-type="float">
            <text:p>1300,464678007</text:p>
          </table:table-cell>
          <table:table-cell office:value-type="float" office:value="143.984542779" calcext:value-type="float">
            <text:p>143,984542779</text:p>
          </table:table-cell>
          <table:table-cell office:value-type="float" office:value="112.637060165" calcext:value-type="float">
            <text:p>112,637060165</text:p>
          </table:table-cell>
        </table:table-row>
        <table:table-row table:style-name="ro1">
          <table:table-cell table:number-columns-repeated="4"/>
          <table:table-cell office:value-type="float" office:value="617.76191183" calcext:value-type="float">
            <text:p>617,76191183</text:p>
          </table:table-cell>
          <table:table-cell office:value-type="float" office:value="114.385547717" calcext:value-type="float">
            <text:p>114,385547717</text:p>
          </table:table-cell>
          <table:table-cell office:value-type="float" office:value="111.77485126" calcext:value-type="float">
            <text:p>111,77485126</text:p>
          </table:table-cell>
          <table:table-cell table:number-columns-repeated="2"/>
          <table:table-cell office:value-type="float" office:value="1300.918008842" calcext:value-type="float">
            <text:p>1300,918008842</text:p>
          </table:table-cell>
          <table:table-cell office:value-type="float" office:value="143.867429902" calcext:value-type="float">
            <text:p>143,867429902</text:p>
          </table:table-cell>
          <table:table-cell office:value-type="float" office:value="112.500652479" calcext:value-type="float">
            <text:p>112,500652479</text:p>
          </table:table-cell>
        </table:table-row>
        <table:table-row table:style-name="ro1">
          <table:table-cell table:number-columns-repeated="4"/>
          <table:table-cell office:value-type="float" office:value="615.506729662" calcext:value-type="float">
            <text:p>615,506729662</text:p>
          </table:table-cell>
          <table:table-cell office:value-type="float" office:value="115.626446859" calcext:value-type="float">
            <text:p>115,626446859</text:p>
          </table:table-cell>
          <table:table-cell office:value-type="float" office:value="113.116984342" calcext:value-type="float">
            <text:p>113,116984342</text:p>
          </table:table-cell>
          <table:table-cell table:number-columns-repeated="2"/>
          <table:table-cell office:value-type="float" office:value="1305.43716585" calcext:value-type="float">
            <text:p>1305,43716585</text:p>
          </table:table-cell>
          <table:table-cell office:value-type="float" office:value="143.924166068" calcext:value-type="float">
            <text:p>143,924166068</text:p>
          </table:table-cell>
          <table:table-cell office:value-type="float" office:value="114.280757225" calcext:value-type="float">
            <text:p>114,280757225</text:p>
          </table:table-cell>
        </table:table-row>
        <table:table-row table:style-name="ro1">
          <table:table-cell table:number-columns-repeated="4"/>
          <table:table-cell office:value-type="float" office:value="776.843979502" calcext:value-type="float">
            <text:p>776,843979502</text:p>
          </table:table-cell>
          <table:table-cell office:value-type="float" office:value="116.889589883" calcext:value-type="float">
            <text:p>116,889589883</text:p>
          </table:table-cell>
          <table:table-cell office:value-type="float" office:value="110.38888929" calcext:value-type="float">
            <text:p>110,38888929</text:p>
          </table:table-cell>
          <table:table-cell table:number-columns-repeated="2"/>
          <table:table-cell office:value-type="float" office:value="1353.065943867" calcext:value-type="float">
            <text:p>1353,065943867</text:p>
          </table:table-cell>
          <table:table-cell office:value-type="float" office:value="144.252699687" calcext:value-type="float">
            <text:p>144,252699687</text:p>
          </table:table-cell>
          <table:table-cell office:value-type="float" office:value="112.871918866" calcext:value-type="float">
            <text:p>112,871918866</text:p>
          </table:table-cell>
        </table:table-row>
        <table:table-row table:style-name="ro5"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5"/>
          <table:table-cell table:style-name="ce5" table:formula="of:=AVERAGE([.E61:.E65])" office:value-type="float" office:value="648.8519742202" calcext:value-type="float">
            <text:p>648,8519742202</text:p>
          </table:table-cell>
          <table:table-cell table:style-name="ce5" table:formula="of:=AVERAGE([.F61:.F65])" office:value-type="float" office:value="115.1285521812" calcext:value-type="float">
            <text:p>115,1285521812</text:p>
          </table:table-cell>
          <table:table-cell table:style-name="ce5" table:formula="of:=AVERAGE([.G61:.G65])" office:value-type="float" office:value="111.2425338772" calcext:value-type="float">
            <text:p>111,2425338772</text:p>
          </table:table-cell>
          <table:table-cell table:style-name="ce5" table:number-columns-repeated="2"/>
          <table:table-cell table:style-name="ce5" table:formula="of:=AVERAGE([.J61:.J65])" office:value-type="float" office:value="1314.5681744208" calcext:value-type="float">
            <text:p>1314,5681744208</text:p>
          </table:table-cell>
          <table:table-cell table:style-name="ce5" table:formula="of:=AVERAGE([.K61:.K65])" office:value-type="float" office:value="144.0490823474" calcext:value-type="float">
            <text:p>144,0490823474</text:p>
          </table:table-cell>
          <table:table-cell table:style-name="ce5" table:formula="of:=AVERAGE([.L61:.L65])" office:value-type="float" office:value="112.8201667046" calcext:value-type="float">
            <text:p>112,8201667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-00-0000</text:date>, <text:time style:data-style-name="N2" text:time-value="15:36:39.779740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1:38:00.502267996</meta:creation-date>
    <dc:date>2020-04-11T15:49:29.855778753</dc:date>
    <meta:editing-duration>PT12M51S</meta:editing-duration>
    <meta:editing-cycles>3</meta:editing-cycles>
    <meta:generator>LibreOffice/6.0.7.3$Linux_X86_64 LibreOffice_project/00m0$Build-3</meta:generator>
    <meta:document-statistic meta:table-count="1" meta:cell-count="279" meta:object-count="0"/>
  </office:meta>
</office:document-meta>
</file>